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20.4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2.55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0.7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7.5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4.6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7.9cm" svg:height="1.3cm" svg:x="9.475cm" svg:y="14.9cm">
            <text:p text:style-name="P1">Number of 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3.05cm" svg:height="1.3cm" svg:x="17.325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8:27:52.001260000</dc:date>
    <meta:editing-duration>PT1H27M32S</meta:editing-duration>
    <meta:editing-cycles>25</meta:editing-cycles>
    <meta:generator>LibreOffice/5.2.6.2$MacOSX_X86_64 LibreOffice_project/a3100ed2409ebf1c212f5048fbe377c281438fdc</meta:generator>
    <meta:print-date>2017-06-15T20:49:22.054798000</meta:print-date>
    <meta:document-statistic meta:object-count="77"/>
  </office:meta>
</office:document-meta>
</file>